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ce3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elle" table:style-name="ta1">
        <table:shapes>
          <draw:frame draw:z-index="0" draw:style-name="gr1" draw:text-style-name="P1" svg:width="6.2988in" svg:height="3.5429in" svg:x="4.9772in" svg:y="7.3075in">
            <draw:object draw:notify-on-update-of-ranges="Muelle.H28:Muelle.H28 Muelle.H7:Muelle.H13 Muelle.F7:Muelle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335in" svg:y="8.0665in">
            <draw:object draw:notify-on-update-of-ranges="Muelle.F34:Muelle.F38 Muelle.H34:Muelle.H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4"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delta 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lta l</text:p>
          </table:table-cell>
          <table:table-cell office:value-type="string" calcext:value-type="string">
            <text:p>delta l 2</text:p>
          </table:table-cell>
          <table:table-cell office:value-type="string" calcext:value-type="string">
            <text:p>delta m quad</text:p>
          </table:table-cell>
          <table:table-cell office:value-type="string" calcext:value-type="string">
            <text:p>delta m 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191" calcext:value-type="float">
            <text:p>0.1910</text:p>
          </table:table-cell>
          <table:table-cell table:formula="of:=[.G7]-0.191" office:value-type="float" office:value="0" calcext:value-type="float">
            <text:p>0</text:p>
          </table:table-cell>
          <table:table-cell table:formula="of:=[.H7]^2" office:value-type="float" office:value="0" calcext:value-type="float">
            <text:p>0</text:p>
          </table:table-cell>
          <table:table-cell table:formula="of:=[.F7]^2" office:value-type="float" office:value="0" calcext:value-type="float">
            <text:p>0</text:p>
          </table:table-cell>
          <table:table-cell table:formula="of:=[.F7]*[.H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office:value-type="float" office:value="0.2335" calcext:value-type="float">
            <text:p>0.2335</text:p>
          </table:table-cell>
          <table:table-cell table:formula="of:=[.G8]-0.191" office:value-type="float" office:value="0.0425" calcext:value-type="float">
            <text:p>0.0425</text:p>
          </table:table-cell>
          <table:table-cell table:formula="of:=[.H8]^2" office:value-type="float" office:value="0.00180625" calcext:value-type="float">
            <text:p>0.00180625</text:p>
          </table:table-cell>
          <table:table-cell table:formula="of:=[.F8]^2" office:value-type="float" office:value="0.0001" calcext:value-type="float">
            <text:p>0.0001</text:p>
          </table:table-cell>
          <table:table-cell table:formula="of:=[.F8]*[.H8]" office:value-type="float" office:value="0.000425" calcext:value-type="float">
            <text:p>0.0004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office:value-type="float" office:value="0.255" calcext:value-type="float">
            <text:p>0.2550</text:p>
          </table:table-cell>
          <table:table-cell table:formula="of:=[.G9]-0.191" office:value-type="float" office:value="0.064" calcext:value-type="float">
            <text:p>0.064</text:p>
          </table:table-cell>
          <table:table-cell table:formula="of:=[.H9]^2" office:value-type="float" office:value="0.004096" calcext:value-type="float">
            <text:p>0.004096</text:p>
          </table:table-cell>
          <table:table-cell table:formula="of:=[.F9]^2" office:value-type="float" office:value="0.0004" calcext:value-type="float">
            <text:p>0.0004</text:p>
          </table:table-cell>
          <table:table-cell table:formula="of:=[.F9]*[.H9]" office:value-type="float" office:value="0.00128" calcext:value-type="float">
            <text:p>0.001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3" calcext:value-type="float">
            <text:p>0.03</text:p>
          </table:table-cell>
          <table:table-cell office:value-type="float" office:value="0.2945" calcext:value-type="float">
            <text:p>0.2945</text:p>
          </table:table-cell>
          <table:table-cell table:formula="of:=[.G10]-0.191" office:value-type="float" office:value="0.1035" calcext:value-type="float">
            <text:p>0.1035</text:p>
          </table:table-cell>
          <table:table-cell table:formula="of:=[.H10]^2" office:value-type="float" office:value="0.01071225" calcext:value-type="float">
            <text:p>0.01071225</text:p>
          </table:table-cell>
          <table:table-cell table:formula="of:=[.F10]^2" office:value-type="float" office:value="0.0009" calcext:value-type="float">
            <text:p>0.0009</text:p>
          </table:table-cell>
          <table:table-cell table:formula="of:=[.F10]*[.H10]" office:value-type="float" office:value="0.003105" calcext:value-type="float">
            <text:p>0.0031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0.3295" calcext:value-type="float">
            <text:p>0.3295</text:p>
          </table:table-cell>
          <table:table-cell table:formula="of:=[.G11]-0.191" office:value-type="float" office:value="0.1385" calcext:value-type="float">
            <text:p>0.1385</text:p>
          </table:table-cell>
          <table:table-cell table:formula="of:=[.H11]^2" office:value-type="float" office:value="0.01918225" calcext:value-type="float">
            <text:p>0.01918225</text:p>
          </table:table-cell>
          <table:table-cell table:formula="of:=[.F11]^2" office:value-type="float" office:value="0.0016" calcext:value-type="float">
            <text:p>0.0016</text:p>
          </table:table-cell>
          <table:table-cell table:formula="of:=[.F11]*[.H11]" office:value-type="float" office:value="0.00554" calcext:value-type="float">
            <text:p>0.005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style-name="ce2" office:value-type="float" office:value="0.365" calcext:value-type="float">
            <text:p>0.3650</text:p>
          </table:table-cell>
          <table:table-cell table:formula="of:=[.G12]-0.191" office:value-type="float" office:value="0.174" calcext:value-type="float">
            <text:p>0.174</text:p>
          </table:table-cell>
          <table:table-cell table:formula="of:=[.H12]^2" office:value-type="float" office:value="0.030276" calcext:value-type="float">
            <text:p>0.030276</text:p>
          </table:table-cell>
          <table:table-cell table:formula="of:=[.F12]^2" office:value-type="float" office:value="0.0025" calcext:value-type="float">
            <text:p>0.0025</text:p>
          </table:table-cell>
          <table:table-cell table:formula="of:=[.F12]*[.H12]" office:value-type="float" office:value="0.0087" calcext:value-type="float">
            <text:p>0.00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3" office:value-type="float" office:value="0.4" calcext:value-type="float">
            <text:p>0.40</text:p>
          </table:table-cell>
          <table:table-cell table:formula="of:=[.G13]-0.191" office:value-type="float" office:value="0.209" calcext:value-type="float">
            <text:p>0.209</text:p>
          </table:table-cell>
          <table:table-cell table:formula="of:=[.H13]^2" office:value-type="float" office:value="0.043681" calcext:value-type="float">
            <text:p>0.043681</text:p>
          </table:table-cell>
          <table:table-cell table:formula="of:=[.F13]^2" office:value-type="float" office:value="0.0036" calcext:value-type="float">
            <text:p>0.0036</text:p>
          </table:table-cell>
          <table:table-cell table:formula="of:=[.F13]*[.H13]" office:value-type="float" office:value="0.01254" calcext:value-type="float">
            <text:p>0.01254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sum delta <text:s/>l</text:p>
          </table:table-cell>
          <table:table-cell office:value-type="string" calcext:value-type="string">
            <text:p>sum delta m</text:p>
          </table:table-cell>
          <table:table-cell office:value-type="string" calcext:value-type="string">
            <text:p>sum delta l quad</text:p>
          </table:table-cell>
          <table:table-cell office:value-type="string" calcext:value-type="string">
            <text:p>sum delta m quad</text:p>
          </table:table-cell>
          <table:table-cell office:value-type="string" calcext:value-type="string">
            <text:p>sum delta m delta 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UM([.H7:.H13])" office:value-type="float" office:value="0.7315" calcext:value-type="float">
            <text:p>0.7315</text:p>
          </table:table-cell>
          <table:table-cell table:formula="of:=SUM([.F7:.F13])" office:value-type="float" office:value="0.21" calcext:value-type="float">
            <text:p>0.21</text:p>
          </table:table-cell>
          <table:table-cell table:formula="of:=SUM([.I7:.I13])" office:value-type="float" office:value="0.10975375" calcext:value-type="float">
            <text:p>0.10975375</text:p>
          </table:table-cell>
          <table:table-cell table:formula="of:=SUM([.J7:.J13])" office:value-type="float" office:value="0.0091" calcext:value-type="float">
            <text:p>0.0091</text:p>
          </table:table-cell>
          <table:table-cell table:formula="of:=SUM([.K8:.K13])" office:value-type="float" office:value="0.03159" calcext:value-type="float">
            <text:p>0.03159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asd</text:p>
          </table:table-cell>
          <table:table-cell table:number-columns-repeated="9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delta 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}^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0.86843" calcext:value-type="float">
            <text:p>0.86843</text:p>
          </table:table-cell>
          <table:table-cell table:formula="of:=[.G34]^2" office:value-type="float" office:value="0.7541706649" calcext:value-type="float">
            <text:p>0.754170664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office:value-type="float" office:value="0.94522" calcext:value-type="float">
            <text:p>0.94522</text:p>
          </table:table-cell>
          <table:table-cell table:formula="of:=[.G35]^2" office:value-type="float" office:value="0.8934408484" calcext:value-type="float">
            <text:p>0.893440848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6" calcext:value-type="float">
            <text:p>0.06</text:p>
          </table:table-cell>
          <table:table-cell office:value-type="float" office:value="1.01719" calcext:value-type="float">
            <text:p>1.01719</text:p>
          </table:table-cell>
          <table:table-cell table:formula="of:=[.G36]^2" office:value-type="float" office:value="1.0346754961" calcext:value-type="float">
            <text:p>1.034675496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7" calcext:value-type="float">
            <text:p>0.07</text:p>
          </table:table-cell>
          <table:table-cell office:value-type="float" office:value="1.08324" calcext:value-type="float">
            <text:p>1.08324</text:p>
          </table:table-cell>
          <table:table-cell table:formula="of:=[.G37]^2" office:value-type="float" office:value="1.1734088976" calcext:value-type="float">
            <text:p>1.1734088976</text:p>
          </table:table-cell>
          <table:table-cell table:number-columns-repeated="9"/>
          <table:table-cell table:formula="of:=((13.8388/(4*PI()^2))^-1)/0.2895" office:value-type="float" office:value="9.85400403460198" calcext:value-type="float">
            <text:p>9.85400403460198</text:p>
          </table:table-cell>
        </table:table-row>
        <table:table-row table:style-name="ro1">
          <table:table-cell table:number-columns-repeated="5"/>
          <table:table-cell office:value-type="float" office:value="0.08" calcext:value-type="float">
            <text:p>0.08</text:p>
          </table:table-cell>
          <table:table-cell office:value-type="float" office:value="1.14286" calcext:value-type="float">
            <text:p>1.14286</text:p>
          </table:table-cell>
          <table:table-cell table:formula="of:=[.G38]^2" office:value-type="float" office:value="1.3061289796" calcext:value-type="float">
            <text:p>1.3061289796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8in" svg:height="3.5429in" svg:x="10.1965in" svg:y="2.3917in">
            <draw:object draw:notify-on-update-of-ranges="Sheet2.D5:Sheet2.D9 Sheet2.C5:Sheet2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2²</text:p>
          </table:table-cell>
          <table:table-cell office:value-type="string" calcext:value-type="string">
            <text:p>L²</text:p>
          </table:table-cell>
          <table:table-cell office:value-type="string" calcext:value-type="string">
            <text:p>T*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88" calcext:value-type="float">
            <text:p>1.2988</text:p>
          </table:table-cell>
          <table:table-cell table:formula="of:=[.B5]^2" office:value-type="float" office:value="1.68688144" calcext:value-type="float">
            <text:p>1.68688144</text:p>
          </table:table-cell>
          <table:table-cell office:value-type="float" office:value="0.418" calcext:value-type="float">
            <text:p>0.418</text:p>
          </table:table-cell>
          <table:table-cell table:formula="of:=[.C5]^2" office:value-type="float" office:value="2.84556899261647" calcext:value-type="float">
            <text:p>2.84556899261647</text:p>
          </table:table-cell>
          <table:table-cell table:formula="of:=[.D5]^2" office:value-type="float" office:value="0.174724" calcext:value-type="float">
            <text:p>0.174724</text:p>
          </table:table-cell>
          <table:table-cell table:formula="of:=[.C5]*[.D5]" office:value-type="float" office:value="0.70511644192" calcext:value-type="float">
            <text:p>0.70511644192</text:p>
          </table:table-cell>
          <table:table-cell/>
          <table:table-cell table:formula="of:=((5*[.D5]-3.118)/(5*2.043534-3.118^2))^2" office:value-type="float" office:value="4.29999342858118" calcext:value-type="float">
            <text:p>4.29999342858118</text:p>
          </table:table-cell>
          <table:table-cell table:formula="of:=((2.0435 - [.D5]*3.118)/(5*2.0435-3.118^2))^2" office:value-type="float" office:value="2.23074262705228" calcext:value-type="float">
            <text:p>2.23074262705228</text:p>
          </table:table-cell>
        </table:table-row>
        <table:table-row table:style-name="ro1">
          <table:table-cell/>
          <table:table-cell office:value-type="float" office:value="1.451" calcext:value-type="float">
            <text:p>1.451</text:p>
          </table:table-cell>
          <table:table-cell table:formula="of:=[.B6]^2" office:value-type="float" office:value="2.105401" calcext:value-type="float">
            <text:p>2.105401</text:p>
          </table:table-cell>
          <table:table-cell office:value-type="float" office:value="0.534" calcext:value-type="float">
            <text:p>0.534</text:p>
          </table:table-cell>
          <table:table-cell table:formula="of:=[.C6]^2" office:value-type="float" office:value="4.432713370801" calcext:value-type="float">
            <text:p>4.432713370801</text:p>
          </table:table-cell>
          <table:table-cell table:formula="of:=[.D6]^2" office:value-type="float" office:value="0.285156" calcext:value-type="float">
            <text:p>0.285156</text:p>
          </table:table-cell>
          <table:table-cell table:formula="of:=[.C6]*[.D6]" office:value-type="float" office:value="1.124284134" calcext:value-type="float">
            <text:p>1.124284134</text:p>
          </table:table-cell>
          <table:table-cell/>
          <table:table-cell table:formula="of:=((5*[.D6]-3.118)/(5*2.043534-3.118^2))^2" office:value-type="float" office:value="0.816653054067772" calcext:value-type="float">
            <text:p>0.816653054067772</text:p>
          </table:table-cell>
          <table:table-cell table:formula="of:=((2.0435 - [.D6]*3.118)/(5*2.0435-3.118^2))^2" office:value-type="float" office:value="0.583288880610017" calcext:value-type="float">
            <text:p>0.583288880610017</text:p>
          </table:table-cell>
        </table:table-row>
        <table:table-row table:style-name="ro1">
          <table:table-cell/>
          <table:table-cell office:value-type="float" office:value="1.5818" calcext:value-type="float">
            <text:p>1.5818</text:p>
          </table:table-cell>
          <table:table-cell table:formula="of:=[.B7]^2" office:value-type="float" office:value="2.50209124" calcext:value-type="float">
            <text:p>2.50209124</text:p>
          </table:table-cell>
          <table:table-cell office:value-type="float" office:value="0.622" calcext:value-type="float">
            <text:p>0.622</text:p>
          </table:table-cell>
          <table:table-cell table:formula="of:=[.C7]^2" office:value-type="float" office:value="6.26046057328474" calcext:value-type="float">
            <text:p>6.26046057328474</text:p>
          </table:table-cell>
          <table:table-cell table:formula="of:=[.D7]^2" office:value-type="float" office:value="0.386884" calcext:value-type="float">
            <text:p>0.386884</text:p>
          </table:table-cell>
          <table:table-cell table:formula="of:=[.C7]*[.D7]" office:value-type="float" office:value="1.55630075128" calcext:value-type="float">
            <text:p>1.55630075128</text:p>
          </table:table-cell>
          <table:table-cell/>
          <table:table-cell table:formula="of:=((5*[.D7]-3.118)/(5*2.043534-3.118^2))^2" office:value-type="float" office:value="0.000260412325914469" calcext:value-type="float">
            <text:p>0.000260412325914</text:p>
          </table:table-cell>
          <table:table-cell table:formula="of:=((2.0435 - [.D7]*3.118)/(5*2.0435-3.118^2))^2" office:value-type="float" office:value="0.0441280058008728" calcext:value-type="float">
            <text:p>0.044128005800873</text:p>
          </table:table-cell>
        </table:table-row>
        <table:table-row table:style-name="ro1">
          <table:table-cell/>
          <table:table-cell office:value-type="float" office:value="1.6967" calcext:value-type="float">
            <text:p>1.6967</text:p>
          </table:table-cell>
          <table:table-cell table:formula="of:=[.B8]^2" office:value-type="float" office:value="2.87879089" calcext:value-type="float">
            <text:p>2.87879089</text:p>
          </table:table-cell>
          <table:table-cell office:value-type="float" office:value="0.723" calcext:value-type="float">
            <text:p>0.723</text:p>
          </table:table-cell>
          <table:table-cell table:formula="of:=[.C8]^2" office:value-type="float" office:value="8.28743698834699" calcext:value-type="float">
            <text:p>8.28743698834699</text:p>
          </table:table-cell>
          <table:table-cell table:formula="of:=[.D8]^2" office:value-type="float" office:value="0.522729" calcext:value-type="float">
            <text:p>0.522729</text:p>
          </table:table-cell>
          <table:table-cell table:formula="of:=[.C8]*[.D8]" office:value-type="float" office:value="2.08136581347" calcext:value-type="float">
            <text:p>2.08136581347</text:p>
          </table:table-cell>
          <table:table-cell/>
          <table:table-cell table:formula="of:=((5*[.D8]-3.118)/(5*2.043534-3.118^2))^2" office:value-type="float" office:value="1.00506544080948" calcext:value-type="float">
            <text:p>1.00506544080948</text:p>
          </table:table-cell>
          <table:table-cell table:formula="of:=((2.0435 - [.D8]*3.118)/(5*2.0435-3.118^2))^2" office:value-type="float" office:value="0.180958240715084" calcext:value-type="float">
            <text:p>0.180958240715084</text:p>
          </table:table-cell>
        </table:table-row>
        <table:table-row table:style-name="ro1">
          <table:table-cell/>
          <table:table-cell office:value-type="float" office:value="1.81913" calcext:value-type="float">
            <text:p>1.81913</text:p>
          </table:table-cell>
          <table:table-cell table:formula="of:=[.B9]^2" office:value-type="float" office:value="3.3092339569" calcext:value-type="float">
            <text:p>3.3092339569</text:p>
          </table:table-cell>
          <table:table-cell office:value-type="float" office:value="0.821" calcext:value-type="float">
            <text:p>0.821</text:p>
          </table:table-cell>
          <table:table-cell table:formula="of:=[.C9]^2" office:value-type="float" office:value="10.9510293815" calcext:value-type="float">
            <text:p>10.9510293815</text:p>
          </table:table-cell>
          <table:table-cell table:formula="of:=[.D9]^2" office:value-type="float" office:value="0.674041" calcext:value-type="float">
            <text:p>0.674041</text:p>
          </table:table-cell>
          <table:table-cell table:formula="of:=[.C9]*[.D9]" office:value-type="float" office:value="2.7168810786149" calcext:value-type="float">
            <text:p>2.7168810786149</text:p>
          </table:table-cell>
          <table:table-cell/>
          <table:table-cell table:formula="of:=((5*[.D9]-3.118)/(5*2.043534-3.118^2))^2" office:value-type="float" office:value="3.96383773630893" calcext:value-type="float">
            <text:p>3.96383773630893</text:p>
          </table:table-cell>
          <table:table-cell table:formula="of:=((2.0435 - [.D9]*3.118)/(5*2.0435-3.118^2))^2" office:value-type="float" office:value="1.08571273071324" calcext:value-type="float">
            <text:p>1.085712730713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>
            <text:p>n=</text:p>
          </table:table-cell>
          <table:table-cell table:style-name="ce8" office:value-type="float" office:value="5" calcext:value-type="float">
            <text:p>5</text:p>
          </table:table-cell>
          <table:table-cell table:formula="of:=SUM([.C5:.C9])" office:value-type="float" office:value="12.4823985269" calcext:value-type="float">
            <text:p>12.4823985269</text:p>
          </table:table-cell>
          <table:table-cell table:formula="of:=SUM([.D5:.D9])" office:value-type="float" office:value="3.118" calcext:value-type="float">
            <text:p>3.118</text:p>
          </table:table-cell>
          <table:table-cell table:formula="of:=SUM([.E5:.E9])" office:value-type="float" office:value="32.7772093065492" calcext:value-type="float">
            <text:p>32.7772093065492</text:p>
          </table:table-cell>
          <table:table-cell table:formula="of:=SUM([.F5:.F9])" office:value-type="float" office:value="2.043534" calcext:value-type="float">
            <text:p>2.043534</text:p>
          </table:table-cell>
          <table:table-cell table:formula="of:=SUM([.G5:.G9])" office:value-type="float" office:value="8.1839482192849" calcext:value-type="float">
            <text:p>8.1839482192849</text:p>
          </table:table-cell>
          <table:table-cell/>
          <table:table-cell table:formula="of:=SQRT(SUM([.I5:.I9]))*0.005" office:value-type="float" office:value="0.0158790822090677" calcext:value-type="float">
            <text:p>0.015879082209068</text:p>
          </table:table-cell>
          <table:table-cell table:formula="of:=0.005*SQRT(SUM([.J5:.J9]))" office:value-type="float" office:value="0.0101548393449767" calcext:value-type="float">
            <text:p>0.010154839344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3:16:17.318478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9T15:32:54.407839412</meta:creation-date>
    <dc:date>2021-04-06T17:02:16.365880325</dc:date>
    <meta:editing-duration>PT1H1M32S</meta:editing-duration>
    <meta:editing-cycles>3</meta:editing-cycles>
    <meta:generator>LibreOffice/7.1.2.2$Linux_X86_64 LibreOffice_project/10$Build-2</meta:generator>
    <meta:document-statistic meta:table-count="2" meta:cell-count="1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9" loext:regression-extrapolate-backward="1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Muelle.H28:Muelle.H28 Muelle.H7:Muelle.H13 Muelle.F7:Muelle.F13" chart:data-source-has-labels="column" svg:x="0.32cm" svg:y="0.18cm" svg:width="11.291cm" svg:height="8.64cm">
          <chart:coordinate-region svg:x="1.232cm" svg:y="0.38cm" svg:width="10.047cm" svg:height="7.793cm"/>
          <chart:axis chart:dimension="x" chart:name="primary-x" chart:style-name="ch4" chartooo:axis-type="auto">
            <chart:categories table:cell-range-address="Muelle.H28:Muelle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elle.F7:Muelle.F13" chart:class="chart:scatter">
            <chart:domain table:cell-range-address="Muelle.H7:Muelle.H13"/>
            <chart:regression-curve chart:style-name="ch8">
              <chart:equation chart:display-equation="true" chart:display-r-square="true" svg:x="1.322cm" svg:y="0.537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uelle.H28:Muelle.H28</svg:desc>
                </draw:g>
              </table:table-cell>
              <table:table-cell office:value-type="float" office:value="0">
                <text:p>0</text:p>
                <draw:g>
                  <svg:desc>Muelle.H7:Muelle.H13</svg:desc>
                </draw:g>
              </table:table-cell>
              <table:table-cell office:value-type="float" office:value="0">
                <text:p>0</text:p>
                <draw:g>
                  <svg:desc>Muelle.F7:Muelle.F13</svg:desc>
                </draw:g>
              </table:table-cell>
            </table:table-row>
            <table:table-row>
              <table:table-cell office:value-type="string"/>
              <table:table-cell office:value-type="float" office:value="0.0425">
                <text:p>0.04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0.064">
                <text:p>0.0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0.1035">
                <text:p>0.10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/>
              <table:table-cell office:value-type="float" office:value="0.1385">
                <text:p>0.138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0.174">
                <text:p>0.1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0.209">
                <text:p>0.209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Muelle.F34:Muelle.F38 Muelle.H34:Muelle.H38" svg:x="0.32cm" svg:y="0.18cm" svg:width="11.264cm" svg:height="8.64cm">
          <chart:coordinate-region svg:x="1.047cm" svg:y="0.379cm" svg:width="10.1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elle.H34:Muelle.H38" chart:class="chart:scatter">
            <chart:domain table:cell-range-address="Muelle.F34:Muelle.F38"/>
            <chart:regression-curve chart:style-name="ch8">
              <chart:equation chart:display-equation="true" chart:display-r-square="true" svg:x="1.212cm" svg:y="0.393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Muelle.F34:Muelle.F38</svg:desc>
                </draw:g>
              </table:table-cell>
              <table:table-cell office:value-type="float" office:value="0.7541706649">
                <text:p>0.7541706649</text:p>
                <draw:g>
                  <svg:desc>Muelle.H34:Muelle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8934408484">
                <text:p>0.8934408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1.0346754961">
                <text:p>1.0346754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1.1734088976">
                <text:p>1.1734088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3061289796">
                <text:p>1.3061289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5" loext:regression-extrapolate-backward="5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2.C5:Sheet2.D9" svg:x="0.32cm" svg:y="0.18cm" svg:width="11.264cm" svg:height="8.64cm">
          <chart:coordinate-region svg:x="1.047cm" svg:y="0.379cm" svg:width="10.2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5:Sheet2.C9" chart:class="chart:scatter">
            <chart:domain table:cell-range-address="Sheet2.D5:Sheet2.D9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8">
                <text:p>0.418</text:p>
                <draw:g>
                  <svg:desc>Sheet2.D5:Sheet2.D9</svg:desc>
                </draw:g>
              </table:table-cell>
              <table:table-cell office:value-type="float" office:value="1.68688144">
                <text:p>1.68688144</text:p>
                <draw:g>
                  <svg:desc>Sheet2.C5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4">
                <text:p>0.534</text:p>
              </table:table-cell>
              <table:table-cell office:value-type="float" office:value="2.105401">
                <text:p>2.105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2">
                <text:p>0.622</text:p>
              </table:table-cell>
              <table:table-cell office:value-type="float" office:value="2.50209124">
                <text:p>2.50209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">
                <text:p>0.723</text:p>
              </table:table-cell>
              <table:table-cell office:value-type="float" office:value="2.87879089">
                <text:p>2.87879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1">
                <text:p>0.821</text:p>
              </table:table-cell>
              <table:table-cell office:value-type="float" office:value="3.3092339569">
                <text:p>3.30923395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